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7" table:default-cell-style-name="ce5"/>
        <table:table-row table:style-name="ro1">
          <table:table-cell/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1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 – for GUI</text:p>
          </table:table-cell>
          <table:table-cell office:value-type="string" calcext:value-type="string">
            <text:p>max/ enum strings – for GUI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query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DebugS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isCa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76,82</text:p>
          </table:table-cell>
          <table:table-cell table:style-name="ce6" office:value-type="string" calcext:value-type="string">
            <text:p>Simplified,Paper Chart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Qualit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Qualit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OnOff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epthUnit</text:p>
          </table:table-cell>
          <table:table-cell table:style-name="ce6" office:value-type="string" calcext:value-type="string">
            <text:p>DepthUnit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Meters,Feet,Fathoms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Default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stringlist</text:p>
          </table:table-cell>
          <table:table-cell table:style-name="ce6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DAY_BRIGHT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colorTables</text:p>
          </table:table-cell>
          <table:table-cell table:style-name="ce6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howChartBoun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Bounds</text:p>
          </table:table-cell>
          <table:table-cell table:style-name="ce6" office:value-type="string" calcext:value-type="string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Toleranc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Tolerance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0.01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rotationTolerance</text:p>
          </table:table-cell>
          <table:table-cell table:style-name="Default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RotationToleranc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</text:p>
          </table:table-cell>
          <table:table-cell table:style-name="Default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ymbolScale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 table:number-rows-repeated="104828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</meta:initial-creator>
    <meta:creation-date>2020-05-13T18:18:54.786306536</meta:creation-date>
    <dc:date>2024-02-09T14:06:41.915838078</dc:date>
    <meta:editing-duration>P12DT10H13M8S</meta:editing-duration>
    <meta:editing-cycles>45</meta:editing-cycles>
    <meta:generator>LibreOffice/7.3.7.2$Linux_X86_64 LibreOffice_project/30$Build-2</meta:generator>
    <meta:document-statistic meta:table-count="1" meta:cell-count="1218" meta:object-count="0"/>
  </office:meta>
</office:document-meta>
</file>